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04502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496" calcext:value-type="float">
            <text:p>35.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4502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448" calcext:value-type="float">
            <text:p>35.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4502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112" calcext:value-type="float">
            <text:p>35.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4502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064" calcext:value-type="float">
            <text:p>35.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4502</text:p>
          </table:table-cell>
          <table:table-cell office:value-type="string" calcext:value-type="string">
            <text:p>2020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872" calcext:value-type="float">
            <text:p>35.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4502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968" calcext:value-type="float">
            <text:p>35.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4502</text:p>
          </table:table-cell>
          <table:table-cell office:value-type="string" calcext:value-type="string">
            <text:p>2018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4502</text:p>
          </table:table-cell>
          <table:table-cell office:value-type="string" calcext:value-type="string">
            <text:p>2017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4502</text:p>
          </table:table-cell>
          <table:table-cell office:value-type="string" calcext:value-type="string">
            <text:p>2015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4" calcext:value-type="float">
            <text:p>35.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4502</text:p>
          </table:table-cell>
          <table:table-cell office:value-type="string" calcext:value-type="string">
            <text:p>201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872" calcext:value-type="float">
            <text:p>35.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4502</text:p>
          </table:table-cell>
          <table:table-cell office:value-type="string" calcext:value-type="string">
            <text:p>201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4502</text:p>
          </table:table-cell>
          <table:table-cell office:value-type="string" calcext:value-type="string">
            <text:p>201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112" calcext:value-type="float">
            <text:p>35.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4502</text:p>
          </table:table-cell>
          <table:table-cell office:value-type="string" calcext:value-type="string">
            <text:p>201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208" calcext:value-type="float">
            <text:p>35.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4502</text:p>
          </table:table-cell>
          <table:table-cell office:value-type="string" calcext:value-type="string">
            <text:p>201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064" calcext:value-type="float">
            <text:p>35.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4502</text:p>
          </table:table-cell>
          <table:table-cell office:value-type="string" calcext:value-type="string">
            <text:p>201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92" calcext:value-type="float">
            <text:p>35.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4502</text:p>
          </table:table-cell>
          <table:table-cell office:value-type="string" calcext:value-type="string">
            <text:p>201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776" calcext:value-type="float">
            <text:p>35.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4502</text:p>
          </table:table-cell>
          <table:table-cell office:value-type="string" calcext:value-type="string">
            <text:p>2008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728" calcext:value-type="float">
            <text:p>35.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4502</text:p>
          </table:table-cell>
          <table:table-cell office:value-type="string" calcext:value-type="string">
            <text:p>200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776" calcext:value-type="float">
            <text:p>35.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4502</text:p>
          </table:table-cell>
          <table:table-cell office:value-type="string" calcext:value-type="string">
            <text:p>200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632" calcext:value-type="float">
            <text:p>35.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4502</text:p>
          </table:table-cell>
          <table:table-cell office:value-type="string" calcext:value-type="string">
            <text:p>200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344" calcext:value-type="float">
            <text:p>35.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4502</text:p>
          </table:table-cell>
          <table:table-cell office:value-type="string" calcext:value-type="string">
            <text:p>200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044" calcext:value-type="float">
            <text:p>35.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4502</text:p>
          </table:table-cell>
          <table:table-cell office:value-type="string" calcext:value-type="string">
            <text:p>200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488" calcext:value-type="float">
            <text:p>35.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4502</text:p>
          </table:table-cell>
          <table:table-cell office:value-type="string" calcext:value-type="string">
            <text:p>200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248" calcext:value-type="float">
            <text:p>35.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4502</text:p>
          </table:table-cell>
          <table:table-cell office:value-type="string" calcext:value-type="string">
            <text:p>200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344" calcext:value-type="float">
            <text:p>35.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4502</text:p>
          </table:table-cell>
          <table:table-cell office:value-type="string" calcext:value-type="string">
            <text:p>2001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008" calcext:value-type="float">
            <text:p>34.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4502</text:p>
          </table:table-cell>
          <table:table-cell office:value-type="string" calcext:value-type="string">
            <text:p>200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384" calcext:value-type="float">
            <text:p>34.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4502</text:p>
          </table:table-cell>
          <table:table-cell office:value-type="string" calcext:value-type="string">
            <text:p>1999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248" calcext:value-type="float">
            <text:p>35.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4502</text:p>
          </table:table-cell>
          <table:table-cell office:value-type="string" calcext:value-type="string">
            <text:p>1996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296" calcext:value-type="float">
            <text:p>35.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4502</text:p>
          </table:table-cell>
          <table:table-cell office:value-type="string" calcext:value-type="string">
            <text:p>199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9848" calcext:value-type="float">
            <text:p>35.35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4502</text:p>
          </table:table-cell>
          <table:table-cell office:value-type="string" calcext:value-type="string">
            <text:p>199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04984" calcext:value-type="float">
            <text:p>35.30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4502</text:p>
          </table:table-cell>
          <table:table-cell office:value-type="string" calcext:value-type="string">
            <text:p>199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3168" calcext:value-type="float">
            <text:p>35.25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4502</text:p>
          </table:table-cell>
          <table:table-cell office:value-type="string" calcext:value-type="string">
            <text:p>199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044" calcext:value-type="float">
            <text:p>35.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4502</text:p>
          </table:table-cell>
          <table:table-cell office:value-type="string" calcext:value-type="string">
            <text:p>1988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828" calcext:value-type="float">
            <text:p>35.76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4502</text:p>
          </table:table-cell>
          <table:table-cell office:value-type="string" calcext:value-type="string">
            <text:p>1986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3648" calcext:value-type="float">
            <text:p>35.28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4502</text:p>
          </table:table-cell>
          <table:table-cell office:value-type="string" calcext:value-type="string">
            <text:p>198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61728" calcext:value-type="float">
            <text:p>35.16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4502</text:p>
          </table:table-cell>
          <table:table-cell office:value-type="string" calcext:value-type="string">
            <text:p>198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8552" calcext:value-type="float">
            <text:p>35.65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4502</text:p>
          </table:table-cell>
          <table:table-cell office:value-type="string" calcext:value-type="string">
            <text:p>198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40976" calcext:value-type="float">
            <text:p>35.24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4502</text:p>
          </table:table-cell>
          <table:table-cell office:value-type="string" calcext:value-type="string">
            <text:p>197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47656" calcext:value-type="float">
            <text:p>35.34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4502</text:p>
          </table:table-cell>
          <table:table-cell office:value-type="string" calcext:value-type="string">
            <text:p>1978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3856" calcext:value-type="float">
            <text:p>35.42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4502</text:p>
          </table:table-cell>
          <table:table-cell office:value-type="string" calcext:value-type="string">
            <text:p>197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4064" calcext:value-type="float">
            <text:p>35.56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2" meta:object-count="0"/>
    <meta:user-defined meta:name="AppVersion">3.0</meta:user-defined>
  </office:meta>
</office:document-meta>
</file>